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親子">
            <text:p>親子</text:p>
          </table:table-cell>
          <table:table-cell office:value-type="string" office:value="おやこ">
            <text:p>おやこ</text:p>
          </table:table-cell>
          <table:table-cell office:value-type="string" office:value="parent and child">
            <text:p>parent and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池にカモの親子がいます。">
            <text:p>池にカモの親子がいます。</text:p>
          </table:table-cell>
          <table:table-cell office:value-type="string" office:value="いけ に カモ の おやこ が います 。">
            <text:p>いけ に カモ の おやこ が います 。</text:p>
          </table:table-cell>
          <table:table-cell office:value-type="string" office:value="A mother duck and her ducklings are in the pond.">
            <text:p>A mother duck and her ducklings are in the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し合い">
            <text:p>話し合い</text:p>
          </table:table-cell>
          <table:table-cell office:value-type="string" office:value="はなしあい">
            <text:p>はなしあい</text:p>
          </table:table-cell>
          <table:table-cell office:value-type="string" office:value="talk, discussion">
            <text:p>talk, discu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ロジェクトメンバーと話し合いをしたの。">
            <text:p>プロジェクトメンバーと話し合いをしたの。</text:p>
          </table:table-cell>
          <table:table-cell office:value-type="string" office:value="プロジェクト メンバー と はなしあい を した の。">
            <text:p>プロジェクト メンバー と はなしあい を した の。</text:p>
          </table:table-cell>
          <table:table-cell office:value-type="string" office:value="I had a discussion with the project members.">
            <text:p>I had a discussion with the project me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社">
            <text:p>本社</text:p>
          </table:table-cell>
          <table:table-cell office:value-type="string" office:value="ほんしゃ">
            <text:p>ほんしゃ</text:p>
          </table:table-cell>
          <table:table-cell office:value-type="string" office:value="head office of a company">
            <text:p>head office of a compa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本社で会議があります。">
            <text:p>今日は本社で会議があります。</text:p>
          </table:table-cell>
          <table:table-cell office:value-type="string" office:value="きょう は ほんしゃ で かいぎ が あります。">
            <text:p>きょう は ほんしゃ で かいぎ が あります。</text:p>
          </table:table-cell>
          <table:table-cell office:value-type="string" office:value="There's a meeting at the head office today.">
            <text:p>There's a meeting at the head offic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合わせ">
            <text:p>打ち合わせ</text:p>
          </table:table-cell>
          <table:table-cell office:value-type="string" office:value="うちあわせ">
            <text:p>うちあわせ</text:p>
          </table:table-cell>
          <table:table-cell office:value-type="string" office:value="meeting, arrangement">
            <text:p>meeting, arran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に打ち合わせをしましょう。">
            <text:p>午後に打ち合わせをしましょう。</text:p>
          </table:table-cell>
          <table:table-cell office:value-type="string" office:value="ごご に うちあわせ を しましょう。">
            <text:p>ごご に うちあわせ を しましょう。</text:p>
          </table:table-cell>
          <table:table-cell office:value-type="string" office:value="Let's have a meeting in the afternoon.">
            <text:p>Let's have a meeting in th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守る">
            <text:p>見守る</text:p>
          </table:table-cell>
          <table:table-cell office:value-type="string" office:value="みまもる">
            <text:p>みまもる</text:p>
          </table:table-cell>
          <table:table-cell office:value-type="string" office:value="watch, keep watch over">
            <text:p>watch, keep watch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皆で温かく見守りましょう。">
            <text:p>皆で温かく見守りましょう。</text:p>
          </table:table-cell>
          <table:table-cell office:value-type="string" office:value="みな で あたたかく みまもりましょう 。">
            <text:p>みな で あたたかく みまもりましょう 。</text:p>
          </table:table-cell>
          <table:table-cell office:value-type="string" office:value="Let us all kindly watch over them.">
            <text:p>Let us all kindly watch over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上げ">
            <text:p>売り上げ</text:p>
          </table:table-cell>
          <table:table-cell office:value-type="string" office:value="うりあげ">
            <text:p>うりあげ</text:p>
          </table:table-cell>
          <table:table-cell office:value-type="string" office:value="sales, proceeds">
            <text:p>sales, procee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会社の売り上げは昨年の2倍ね。">
            <text:p>この会社の売り上げは昨年の2倍ね。</text:p>
          </table:table-cell>
          <table:table-cell office:value-type="string" office:value="この かいしゃ の うりあげ は さくねん の 2 ばい ね。">
            <text:p>この かいしゃ の うりあげ は さくねん の 2 ばい ね。</text:p>
          </table:table-cell>
          <table:table-cell office:value-type="string" office:value="The sales of this company have doubled from last year.">
            <text:p>The sales of this company have doubled from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えって">
            <text:p>かえって</text:p>
          </table:table-cell>
          <table:table-cell office:value-type="string" office:value="かえって">
            <text:p>かえって</text:p>
          </table:table-cell>
          <table:table-cell office:value-type="string" office:value="rather, instead">
            <text:p>rather, instea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んなことをしたら、かえってよくないよ。">
            <text:p>そんなことをしたら、かえってよくないよ。</text:p>
          </table:table-cell>
          <table:table-cell office:value-type="string" office:value="そんな こと を したら、かえって よくない よ。">
            <text:p>そんな こと を したら、かえって よくない よ。</text:p>
          </table:table-cell>
          <table:table-cell office:value-type="string" office:value="If you do something like that, it will have adverse effects instead.">
            <text:p>If you do something like that, it will have adverse effects inst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ドル">
            <text:p>アイドル</text:p>
          </table:table-cell>
          <table:table-cell office:value-type="string" office:value="アイドル">
            <text:p>アイドル</text:p>
          </table:table-cell>
          <table:table-cell office:value-type="string" office:value="idol">
            <text:p>id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若者のアイドルです。">
            <text:p>彼女は若者のアイドルです。</text:p>
          </table:table-cell>
          <table:table-cell office:value-type="string" office:value="かのじょ は わかもの の アイドル です。">
            <text:p>かのじょ は わかもの の アイドル です。</text:p>
          </table:table-cell>
          <table:table-cell office:value-type="string" office:value="She is a youth icon.">
            <text:p>She is a youth ic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となく">
            <text:p>何となく</text:p>
          </table:table-cell>
          <table:table-cell office:value-type="string" office:value="なんとなく">
            <text:p>なんとなく</text:p>
          </table:table-cell>
          <table:table-cell office:value-type="string" office:value="for some reason">
            <text:p>for some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パーティーに行くのは何となく気が進まないな。">
            <text:p>パーティーに行くのは何となく気が進まないな。</text:p>
          </table:table-cell>
          <table:table-cell office:value-type="string" office:value="パーティー に いく の は なんとなく き が すすまない な。">
            <text:p>パーティー に いく の は なんとなく き が すすまない な。</text:p>
          </table:table-cell>
          <table:table-cell office:value-type="string" office:value="For some reason I don't feel like going to the party.">
            <text:p>For some reason I don't feel like going to the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末">
            <text:p>年末</text:p>
          </table:table-cell>
          <table:table-cell office:value-type="string" office:value="ねんまつ">
            <text:p>ねんまつ</text:p>
          </table:table-cell>
          <table:table-cell office:value-type="string" office:value="end of year">
            <text:p>end of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末のセールはいつも混んでいるね。">
            <text:p>年末のセールはいつも混んでいるね。</text:p>
          </table:table-cell>
          <table:table-cell office:value-type="string" office:value="ねんまつ の セール は いつも こんで いる ね。">
            <text:p>ねんまつ の セール は いつも こんで いる ね。</text:p>
          </table:table-cell>
          <table:table-cell office:value-type="string" office:value="The year-end sale is always crowded.">
            <text:p>The year-end sale is always crow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意識">
            <text:p>無意識</text:p>
          </table:table-cell>
          <table:table-cell office:value-type="string" office:value="むいしき">
            <text:p>むいしき</text:p>
          </table:table-cell>
          <table:table-cell office:value-type="string" office:value="unconsciously, unintentionally">
            <text:p>unconsciously, unintentional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は無意識に彼を傷つけてしまった。">
            <text:p>私は無意識に彼を傷つけてしまった。</text:p>
          </table:table-cell>
          <table:table-cell office:value-type="string" office:value="わたし は むいしき に かれ を きずつけて しまった。">
            <text:p>わたし は むいしき に かれ を きずつけて しまった。</text:p>
          </table:table-cell>
          <table:table-cell office:value-type="string" office:value="Unintentionally, I ended up hurting him.">
            <text:p>Unintentionally, I ended up hurting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駅前">
            <text:p>駅前</text:p>
          </table:table-cell>
          <table:table-cell office:value-type="string" office:value="えきまえ">
            <text:p>えきまえ</text:p>
          </table:table-cell>
          <table:table-cell office:value-type="string" office:value="in front of the station">
            <text:p>in front of the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交番があります。">
            <text:p>駅前に交番があります。</text:p>
          </table:table-cell>
          <table:table-cell office:value-type="string" office:value="えき まえ に こうばん が あります 。">
            <text:p>えき まえ に こうばん が あります 。</text:p>
          </table:table-cell>
          <table:table-cell office:value-type="string" office:value="There is a police box in front of the station.">
            <text:p>There is a police box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って来る">
            <text:p>やって来る</text:p>
          </table:table-cell>
          <table:table-cell office:value-type="string" office:value="やってくる">
            <text:p>やってくる</text:p>
          </table:table-cell>
          <table:table-cell office:value-type="string" office:value="come all the way">
            <text:p>come all the w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フランスからサーカスがやって来ます。">
            <text:p>フランスからサーカスがやって来ます。</text:p>
          </table:table-cell>
          <table:table-cell office:value-type="string" office:value="フランス から サーカス が やってきます。">
            <text:p>フランス から サーカス が やってきます。</text:p>
          </table:table-cell>
          <table:table-cell office:value-type="string" office:value="A circus is coming all the way from France.">
            <text:p>A circus is coming all the way from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ッチン">
            <text:p>キッチン</text:p>
          </table:table-cell>
          <table:table-cell office:value-type="string" office:value="キッチン">
            <text:p>キッチン</text:p>
          </table:table-cell>
          <table:table-cell office:value-type="string" office:value="kitchen (loan word)">
            <text:p>kitche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キッチンで夕食を作っています。">
            <text:p>彼女はキッチンで夕食を作っています。</text:p>
          </table:table-cell>
          <table:table-cell office:value-type="string" office:value="かのじょ は キッチン で ゆうしょく を つくって います。">
            <text:p>かのじょ は キッチン で ゆうしょく を つくって います。</text:p>
          </table:table-cell>
          <table:table-cell office:value-type="string" office:value="She is preparing dinner in the kitchen.">
            <text:p>She is preparing dinner in the kitc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ス">
            <text:p>キス</text:p>
          </table:table-cell>
          <table:table-cell office:value-type="string" office:value="キス">
            <text:p>キス</text:p>
          </table:table-cell>
          <table:table-cell office:value-type="string" office:value="kiss">
            <text:p>ki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初めてのキスは海岸でだったの。">
            <text:p>初めてのキスは海岸でだったの。</text:p>
          </table:table-cell>
          <table:table-cell office:value-type="string" office:value="はじめて の キス は かいがん で だった の。">
            <text:p>はじめて の キス は かいがん で だった の。</text:p>
          </table:table-cell>
          <table:table-cell office:value-type="string" office:value="I had my first kiss on the beach.">
            <text:p>I had my first kiss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慌てる">
            <text:p>慌てる</text:p>
          </table:table-cell>
          <table:table-cell office:value-type="string" office:value="あわてる">
            <text:p>あわてる</text:p>
          </table:table-cell>
          <table:table-cell office:value-type="string" office:value="be flustered, be in a hurry">
            <text:p>be flustered, be in a hu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んなに慌ててどこに行くの。">
            <text:p>そんなに慌ててどこに行くの。</text:p>
          </table:table-cell>
          <table:table-cell office:value-type="string" office:value="そんな に あわてて どこ に いく の。">
            <text:p>そんな に あわてて どこ に いく の。</text:p>
          </table:table-cell>
          <table:table-cell office:value-type="string" office:value="Where are you going in such a hurry?">
            <text:p>Where are you going in such a hur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内">
            <text:p>都内</text:p>
          </table:table-cell>
          <table:table-cell office:value-type="string" office:value="とない">
            <text:p>とない</text:p>
          </table:table-cell>
          <table:table-cell office:value-type="string" office:value="in the metropolitan area of Tokyo">
            <text:p>in the metropolitan area of Toky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職場は都内にあります。">
            <text:p>彼の職場は都内にあります。</text:p>
          </table:table-cell>
          <table:table-cell office:value-type="string" office:value="かれ の しょくば は とない に あります。">
            <text:p>かれ の しょくば は とない に あります。</text:p>
          </table:table-cell>
          <table:table-cell office:value-type="string" office:value="His office is in the Tokyo metropolitan area.">
            <text:p>His office is in the Tokyo metropolitan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業">
            <text:p>残業</text:p>
          </table:table-cell>
          <table:table-cell office:value-type="string" office:value="ざんぎょう">
            <text:p>ざんぎょう</text:p>
          </table:table-cell>
          <table:table-cell office:value-type="string" office:value="overtime work">
            <text:p>overtime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昨日は遅くまで残業しました。">
            <text:p>昨日は遅くまで残業しました。</text:p>
          </table:table-cell>
          <table:table-cell office:value-type="string" office:value="きのう は おそく まで ざんぎょう しました。">
            <text:p>きのう は おそく まで ざんぎょう しました。</text:p>
          </table:table-cell>
          <table:table-cell office:value-type="string" office:value="I worked overtime till late yesterday.">
            <text:p>I worked overtime till lat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曖昧">
            <text:p>曖昧</text:p>
          </table:table-cell>
          <table:table-cell office:value-type="string" office:value="あいまい">
            <text:p>あいまい</text:p>
          </table:table-cell>
          <table:table-cell office:value-type="string" office:value="ambiguous, vague">
            <text:p>ambiguous, vagu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曖昧な返事をしたね。">
            <text:p>彼女は曖昧な返事をしたね。</text:p>
          </table:table-cell>
          <table:table-cell office:value-type="string" office:value="かのじょ は あいまいな へんじ を した ね。">
            <text:p>かのじょ は あいまいな へんじ を した ね。</text:p>
          </table:table-cell>
          <table:table-cell office:value-type="string" office:value="She gave a vague answer.">
            <text:p>She gave a vague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タログ">
            <text:p>カタログ</text:p>
          </table:table-cell>
          <table:table-cell office:value-type="string" office:value="カタログ">
            <text:p>カタログ</text:p>
          </table:table-cell>
          <table:table-cell office:value-type="string" office:value="catalogue">
            <text:p>catalog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カタログを見て注文したんだ。">
            <text:p>カタログを見て注文したんだ。</text:p>
          </table:table-cell>
          <table:table-cell office:value-type="string" office:value="カタログ を みて ちゅうもん した ん だ。">
            <text:p>カタログ を みて ちゅうもん した ん だ。</text:p>
          </table:table-cell>
          <table:table-cell office:value-type="string" office:value="I looked at the catalogue and placed an order.">
            <text:p>I looked at the catalogue and placed an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殴る">
            <text:p>殴る</text:p>
          </table:table-cell>
          <table:table-cell office:value-type="string" office:value="なぐる">
            <text:p>なぐる</text:p>
          </table:table-cell>
          <table:table-cell office:value-type="string" office:value="hit, punch">
            <text:p>hit, pun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思わず友人を殴ったの。">
            <text:p>彼は思わず友人を殴ったの。</text:p>
          </table:table-cell>
          <table:table-cell office:value-type="string" office:value="かれ は おもわず ゆうじん を なぐった の。">
            <text:p>かれ は おもわず ゆうじん を なぐった の。</text:p>
          </table:table-cell>
          <table:table-cell office:value-type="string" office:value="He punched his friend without thinking.">
            <text:p>He punched his friend without thin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手">
            <text:p>両手</text:p>
          </table:table-cell>
          <table:table-cell office:value-type="string" office:value="りょうて">
            <text:p>りょうて</text:p>
          </table:table-cell>
          <table:table-cell office:value-type="string" office:value="both hands">
            <text:p>both h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両手をついて謝ったよ。">
            <text:p>彼は両手をついて謝ったよ。</text:p>
          </table:table-cell>
          <table:table-cell office:value-type="string" office:value="かれ は りょうて を ついて あやまった よ。">
            <text:p>かれ は りょうて を ついて あやまった よ。</text:p>
          </table:table-cell>
          <table:table-cell office:value-type="string" office:value="He apologized with his hands on the ground.">
            <text:p>He apologized with his hands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良く">
            <text:p>仲良く</text:p>
          </table:table-cell>
          <table:table-cell office:value-type="string" office:value="なかよく">
            <text:p>なかよく</text:p>
          </table:table-cell>
          <table:table-cell office:value-type="string" office:value="harmoniously, getting along">
            <text:p>harmoniously, getting alo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の夫婦は仲良く暮らしているよ。">
            <text:p>あの夫婦は仲良く暮らしているよ。</text:p>
          </table:table-cell>
          <table:table-cell office:value-type="string" office:value="あの ふうふ は なかよく くらして いる よ。">
            <text:p>あの ふうふ は なかよく くらして いる よ。</text:p>
          </table:table-cell>
          <table:table-cell office:value-type="string" office:value="That married couple is living happily together.">
            <text:p>That married couple is living happily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め">
            <text:p>始め</text:p>
          </table:table-cell>
          <table:table-cell office:value-type="string" office:value="はじめ">
            <text:p>はじめ</text:p>
          </table:table-cell>
          <table:table-cell office:value-type="string" office:value="beginning, initial part">
            <text:p>beginning, initial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の旅は始めはよかったんだ。">
            <text:p>私たちの旅は始めはよかったんだ。</text:p>
          </table:table-cell>
          <table:table-cell office:value-type="string" office:value="わたし たち の たび は はじめ は よかった ん だ。">
            <text:p>わたし たち の たび は はじめ は よかった ん だ。</text:p>
          </table:table-cell>
          <table:table-cell office:value-type="string" office:value="The initial part of our trip was good.">
            <text:p>The initial part of our trip wa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り合う">
            <text:p>知り合う</text:p>
          </table:table-cell>
          <table:table-cell office:value-type="string" office:value="しりあう">
            <text:p>しりあう</text:p>
          </table:table-cell>
          <table:table-cell office:value-type="string" office:value="get acquainted with, get to know (someone)">
            <text:p>get acquainted with, get to know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二人はどこで知り合ったのですか。">
            <text:p>お二人はどこで知り合ったのですか。</text:p>
          </table:table-cell>
          <table:table-cell office:value-type="string" office:value="おふたり は どこ で しりあった の です か。">
            <text:p>おふたり は どこ で しりあった の です か。</text:p>
          </table:table-cell>
          <table:table-cell office:value-type="string" office:value="Where did you two get to know each other?">
            <text:p>Where did you two get to know each ot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手伝い">
            <text:p>お手伝い</text:p>
          </table:table-cell>
          <table:table-cell office:value-type="string" office:value="おてつだい">
            <text:p>おてつだい</text:p>
          </table:table-cell>
          <table:table-cell office:value-type="string" office:value="help, assistance (polite)">
            <text:p>help, assistance (polit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何かお手伝いしましょうか。">
            <text:p>何かお手伝いしましょうか。</text:p>
          </table:table-cell>
          <table:table-cell office:value-type="string" office:value="なに か おてつだい しましょう か。">
            <text:p>なに か おてつだい しましょう か。</text:p>
          </table:table-cell>
          <table:table-cell office:value-type="string" office:value="Is there anything I can do to help?">
            <text:p>Is there anything I can do to help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ナー">
            <text:p>マナー</text:p>
          </table:table-cell>
          <table:table-cell office:value-type="string" office:value="マナー">
            <text:p>マナー</text:p>
          </table:table-cell>
          <table:table-cell office:value-type="string" office:value="manners">
            <text:p>mann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事のマナーを守りましょう。">
            <text:p>食事のマナーを守りましょう。</text:p>
          </table:table-cell>
          <table:table-cell office:value-type="string" office:value="しょくじ の マナー を まもりましょう。">
            <text:p>しょくじ の マナー を まもりましょう。</text:p>
          </table:table-cell>
          <table:table-cell office:value-type="string" office:value="We should observe table manners.">
            <text:p>We should observe table man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ラオケ">
            <text:p>カラオケ</text:p>
          </table:table-cell>
          <table:table-cell office:value-type="string" office:value="カラオケ">
            <text:p>カラオケ</text:p>
          </table:table-cell>
          <table:table-cell office:value-type="string" office:value="karaoke">
            <text:p>karao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帰りに仲間とカラオケに行きました。">
            <text:p>会社帰りに仲間とカラオケに行きました。</text:p>
          </table:table-cell>
          <table:table-cell office:value-type="string" office:value="かいしゃ がえり に なかま と カラオケ に いきました。">
            <text:p>かいしゃ がえり に なかま と カラオケ に いきました。</text:p>
          </table:table-cell>
          <table:table-cell office:value-type="string" office:value="I went to karaoke with my colleagues after work.">
            <text:p>I went to karaoke with my colleagues aft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度と">
            <text:p>二度と</text:p>
          </table:table-cell>
          <table:table-cell office:value-type="string" office:value="にどと">
            <text:p>にどと</text:p>
          </table:table-cell>
          <table:table-cell office:value-type="string" office:value="never again">
            <text:p>never agai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うここには二度と来ません。">
            <text:p>もうここには二度と来ません。</text:p>
          </table:table-cell>
          <table:table-cell office:value-type="string" office:value="もう ここ に は にど と きません。">
            <text:p>もう ここ に は にど と きません。</text:p>
          </table:table-cell>
          <table:table-cell office:value-type="string" office:value="I'll never come here again.">
            <text:p>I'll never come here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ばさん">
            <text:p>おばさん</text:p>
          </table:table-cell>
          <table:table-cell office:value-type="string" office:value="おばさん">
            <text:p>おばさん</text:p>
          </table:table-cell>
          <table:table-cell office:value-type="string" office:value="middle-aged woman">
            <text:p>middle-aged wo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ばさん、こんにちは。">
            <text:p>おばさん、こんにちは。</text:p>
          </table:table-cell>
          <table:table-cell office:value-type="string" office:value="Good afternoon, Mrs.">
            <text:p>Good afternoon, Mrs.</text:p>
          </table:table-cell>
          <table:table-cell office:value-type="string" office:value="片手">
            <text:p>片手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たて">
            <text:p>かたて</text:p>
          </table:table-cell>
          <table:table-cell office:value-type="string" office:value="かたて">
            <text:p>かたて</text:p>
          </table:table-cell>
          <table:table-cell office:value-type="string" office:value="one hand">
            <text:p>one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片手運転は危ないよ。">
            <text:p>片手運転は危ないよ。</text:p>
          </table:table-cell>
          <table:table-cell office:value-type="string" office:value="かたて うんてん は あぶない よ。">
            <text:p>かたて うんてん は あぶない よ。</text:p>
          </table:table-cell>
          <table:table-cell office:value-type="string" office:value="Single-handed driving is dangerous.">
            <text:p>Single-handed driving is danger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育園">
            <text:p>保育園</text:p>
          </table:table-cell>
          <table:table-cell office:value-type="string" office:value="ほいくえん">
            <text:p>ほいくえん</text:p>
          </table:table-cell>
          <table:table-cell office:value-type="string" office:value="day-care center, nursery school">
            <text:p>day-care center, nursery sch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を保育園に迎えに行きます。">
            <text:p>娘を保育園に迎えに行きます。</text:p>
          </table:table-cell>
          <table:table-cell office:value-type="string" office:value="むすめ を ほいくえん に むかえ に いきます。">
            <text:p>むすめ を ほいくえん に むかえ に いきます。</text:p>
          </table:table-cell>
          <table:table-cell office:value-type="string" office:value="I'm going to pick up my daughter at the day-care center.">
            <text:p>I'm going to pick up my daughter at the day-care c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れる">
            <text:p>ずれる</text:p>
          </table:table-cell>
          <table:table-cell office:value-type="string" office:value="ずれる">
            <text:p>ずれる</text:p>
          </table:table-cell>
          <table:table-cell office:value-type="string" office:value="go off track, go out of line">
            <text:p>go off track, go out of 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ポスターの位置が少しずれているよ。">
            <text:p>ポスターの位置が少しずれているよ。</text:p>
          </table:table-cell>
          <table:table-cell office:value-type="string" office:value="ポスター の いち が すこし ずれて いる よ。">
            <text:p>ポスター の いち が すこし ずれて いる よ。</text:p>
          </table:table-cell>
          <table:table-cell office:value-type="string" office:value="The poster is slightly out of its position.">
            <text:p>The poster is slightly out of it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ーチ">
            <text:p>ビーチ</text:p>
          </table:table-cell>
          <table:table-cell office:value-type="string" office:value="ビーチ">
            <text:p>ビーチ</text:p>
          </table:table-cell>
          <table:table-cell office:value-type="string" office:value="beach">
            <text:p>be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ーチで友達とサーフィンしたよ。">
            <text:p>ビーチで友達とサーフィンしたよ。</text:p>
          </table:table-cell>
          <table:table-cell office:value-type="string" office:value="ビーチ で ともだち と サーフィン した よ。">
            <text:p>ビーチ で ともだち と サーフィン した よ。</text:p>
          </table:table-cell>
          <table:table-cell office:value-type="string" office:value="I surfed with my friends on the beach.">
            <text:p>I surfed with my friends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いぜい">
            <text:p>せいぜい</text:p>
          </table:table-cell>
          <table:table-cell office:value-type="string" office:value="せいぜい">
            <text:p>せいぜい</text:p>
          </table:table-cell>
          <table:table-cell office:value-type="string" office:value="at most, at best">
            <text:p>at most, at be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んなに頑張っても、せいぜい3位くらいにしかなれないだろうな。">
            <text:p>どんなに頑張っても、せいぜい3位くらいにしかなれないだろうな。</text:p>
          </table:table-cell>
          <table:table-cell office:value-type="string" office:value="どんな に がんばって も、せいぜい 3 い くらい に しか なれない だろう な。">
            <text:p>どんな に がんばって も、せいぜい 3 い くらい に しか なれない だろう な。</text:p>
          </table:table-cell>
          <table:table-cell office:value-type="string" office:value="No matter how hard I try, I can probably get third place at best.">
            <text:p>No matter how hard I try, I can probably get third place at b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期">
            <text:p>後期</text:p>
          </table:table-cell>
          <table:table-cell office:value-type="string" office:value="こうき">
            <text:p>こうき</text:p>
          </table:table-cell>
          <table:table-cell office:value-type="string" office:value="latter term, second half">
            <text:p>latter term, second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後期の授業が始まりました。">
            <text:p>後期の授業が始まりました。</text:p>
          </table:table-cell>
          <table:table-cell office:value-type="string" office:value="こうき の じゅぎょう が はじまりました。">
            <text:p>こうき の じゅぎょう が はじまりました。</text:p>
          </table:table-cell>
          <table:table-cell office:value-type="string" office:value="The classes for the second term started.">
            <text:p>The classes for the second term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アコン">
            <text:p>エアコン</text:p>
          </table:table-cell>
          <table:table-cell office:value-type="string" office:value="エアコン">
            <text:p>エアコン</text:p>
          </table:table-cell>
          <table:table-cell office:value-type="string" office:value="air-conditioning, air conditioner">
            <text:p>air-conditioning, air conditio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にエアコンを取り付けたんだ。">
            <text:p>部屋にエアコンを取り付けたんだ。</text:p>
          </table:table-cell>
          <table:table-cell office:value-type="string" office:value="へや に エアコン を とりつけた ん だ。">
            <text:p>へや に エアコン を とりつけた ん だ。</text:p>
          </table:table-cell>
          <table:table-cell office:value-type="string" office:value="I had an air conditioner installed in my room.">
            <text:p>I had an air conditioner installed in my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ゆったり">
            <text:p>ゆったり</text:p>
          </table:table-cell>
          <table:table-cell office:value-type="string" office:value="ゆったり">
            <text:p>ゆったり</text:p>
          </table:table-cell>
          <table:table-cell office:value-type="string" office:value="comfortable, easy fit">
            <text:p>comfortable, easy fi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ゆったりした服を着ていますね。">
            <text:p>彼女はゆったりした服を着ていますね。</text:p>
          </table:table-cell>
          <table:table-cell office:value-type="string" office:value="かのじょ は ゆったり した ふく を きて います ね。">
            <text:p>かのじょ は ゆったり した ふく を きて います ね。</text:p>
          </table:table-cell>
          <table:table-cell office:value-type="string" office:value="She's wearing loose clothes.">
            <text:p>She's wearing loose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ードウェア">
            <text:p>ハードウェア</text:p>
          </table:table-cell>
          <table:table-cell office:value-type="string" office:value="ハードウェア">
            <text:p>ハードウェア</text:p>
          </table:table-cell>
          <table:table-cell office:value-type="string" office:value="hardware">
            <text:p>hardw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問題はハードウェアの故障が原因です。">
            <text:p>この問題はハードウェアの故障が原因です。</text:p>
          </table:table-cell>
          <table:table-cell office:value-type="string" office:value="この もんだい は ハードウェア の こしょう が げんいん です。">
            <text:p>この もんだい は ハードウェア の こしょう が げんいん です。</text:p>
          </table:table-cell>
          <table:table-cell office:value-type="string" office:value="This problem is caused by hardware malfunction.">
            <text:p>This problem is caused by hardware malfun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クエスト">
            <text:p>リクエスト</text:p>
          </table:table-cell>
          <table:table-cell office:value-type="string" office:value="リクエスト">
            <text:p>リクエスト</text:p>
          </table:table-cell>
          <table:table-cell office:value-type="string" office:value="request (loan word)">
            <text:p>reques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ラジオ番組にリクエストを送ったの。">
            <text:p>ラジオ番組にリクエストを送ったの。</text:p>
          </table:table-cell>
          <table:table-cell office:value-type="string" office:value="ラジオ ばんぐみ に リクエスト を おくった の。">
            <text:p>ラジオ ばんぐみ に リクエスト を おくった の。</text:p>
          </table:table-cell>
          <table:table-cell office:value-type="string" office:value="I sent a request to the radio show.">
            <text:p>I sent a request to the radio sh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翌年">
            <text:p>翌年</text:p>
          </table:table-cell>
          <table:table-cell office:value-type="string" office:value="よくねん">
            <text:p>よくねん</text:p>
          </table:table-cell>
          <table:table-cell office:value-type="string" office:value="the following year">
            <text:p>the following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大学卒業の翌年に結婚したの。">
            <text:p>彼女は大学卒業の翌年に結婚したの。</text:p>
          </table:table-cell>
          <table:table-cell office:value-type="string" office:value="かのじょ は だいがく そつぎょう の よくねん に けっこん した の。">
            <text:p>かのじょ は だいがく そつぎょう の よくねん に けっこん した の。</text:p>
          </table:table-cell>
          <table:table-cell office:value-type="string" office:value="She married the year after graduating from university.">
            <text:p>She married the year after graduating from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ャンセル">
            <text:p>キャンセル</text:p>
          </table:table-cell>
          <table:table-cell office:value-type="string" office:value="キャンセル">
            <text:p>キャンセル</text:p>
          </table:table-cell>
          <table:table-cell office:value-type="string" office:value="cancellation (loan word)">
            <text:p>cancellation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約をキャンセルしたよ。">
            <text:p>予約をキャンセルしたよ。</text:p>
          </table:table-cell>
          <table:table-cell office:value-type="string" office:value="よやく を キャンセル した よ。">
            <text:p>よやく を キャンセル した よ。</text:p>
          </table:table-cell>
          <table:table-cell office:value-type="string" office:value="I canceled the reservation.">
            <text:p>I canceled the reserv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内">
            <text:p>車内</text:p>
          </table:table-cell>
          <table:table-cell office:value-type="string" office:value="しゃない">
            <text:p>しゃない</text:p>
          </table:table-cell>
          <table:table-cell office:value-type="string" office:value="inside a vehicle or a train">
            <text:p>inside a vehicle or a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内に忘れ物があったよ。">
            <text:p>車内に忘れ物があったよ。</text:p>
          </table:table-cell>
          <table:table-cell office:value-type="string" office:value="しゃない に わすれもの が あった よ。">
            <text:p>しゃない に わすれもの が あった よ。</text:p>
          </table:table-cell>
          <table:table-cell office:value-type="string" office:value="There was something left behind in the car.">
            <text:p>There was something left behind in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声">
            <text:p>大声</text:p>
          </table:table-cell>
          <table:table-cell office:value-type="string" office:value="おおごえ">
            <text:p>おおごえ</text:p>
          </table:table-cell>
          <table:table-cell office:value-type="string" office:value="loud voice">
            <text:p>loud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大声で歌を歌ったの。">
            <text:p>私たちは大声で歌を歌ったの。</text:p>
          </table:table-cell>
          <table:table-cell office:value-type="string" office:value="わたし たち は おおごえ で うた を うたった の。">
            <text:p>わたし たち は おおごえ で うた を うたった の。</text:p>
          </table:table-cell>
          <table:table-cell office:value-type="string" office:value="We sang loudly.">
            <text:p>We sang lou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責任">
            <text:p>無責任</text:p>
          </table:table-cell>
          <table:table-cell office:value-type="string" office:value="むせきにん">
            <text:p>むせきにん</text:p>
          </table:table-cell>
          <table:table-cell office:value-type="string" office:value="irresponsible">
            <text:p>irrespons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無責任な行動は許されません。">
            <text:p>無責任な行動は許されません。</text:p>
          </table:table-cell>
          <table:table-cell office:value-type="string" office:value="むせきにんな こうどう は ゆるされません。">
            <text:p>むせきにんな こうどう は ゆるされません。</text:p>
          </table:table-cell>
          <table:table-cell office:value-type="string" office:value="Irresponsible behaviors will not be tolerated.">
            <text:p>Irresponsible behaviors will not be tol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方">
            <text:p>片方</text:p>
          </table:table-cell>
          <table:table-cell office:value-type="string" office:value="かたほう">
            <text:p>かたほう</text:p>
          </table:table-cell>
          <table:table-cell office:value-type="string" office:value="one side, the other one">
            <text:p>one side, the other 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片方の目がかゆいです。">
            <text:p>片方の目がかゆいです。</text:p>
          </table:table-cell>
          <table:table-cell office:value-type="string" office:value="かたほう の め が かゆい です。">
            <text:p>かたほう の め が かゆい です。</text:p>
          </table:table-cell>
          <table:table-cell office:value-type="string" office:value="One of my eyes is itchy.">
            <text:p>One of my eyes is itc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リューム">
            <text:p>ボリューム</text:p>
          </table:table-cell>
          <table:table-cell office:value-type="string" office:value="ボリューム">
            <text:p>ボリューム</text:p>
          </table:table-cell>
          <table:table-cell office:value-type="string" office:value="volume">
            <text:p>volu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ラジオのボリュームを上げてください。">
            <text:p>ラジオのボリュームを上げてください。</text:p>
          </table:table-cell>
          <table:table-cell office:value-type="string" office:value="ラジオ の ボリューム を あげて ください。">
            <text:p>ラジオ の ボリューム を あげて ください。</text:p>
          </table:table-cell>
          <table:table-cell office:value-type="string" office:value="Please turn up the volume on the radio.">
            <text:p>Please turn up the volume on the radi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方">
            <text:p>前方</text:p>
          </table:table-cell>
          <table:table-cell office:value-type="string" office:value="ぜんぽう">
            <text:p>ぜんぽう</text:p>
          </table:table-cell>
          <table:table-cell office:value-type="string" office:value="front, ahead">
            <text:p>front, a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方に山が見えますね。">
            <text:p>前方に山が見えますね。</text:p>
          </table:table-cell>
          <table:table-cell office:value-type="string" office:value="ぜんぽう に やま が みえます ね。">
            <text:p>ぜんぽう に やま が みえます ね。</text:p>
          </table:table-cell>
          <table:table-cell office:value-type="string" office:value="We can see the mountain ahead.">
            <text:p>We can see the mountain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本酒">
            <text:p>日本酒</text:p>
          </table:table-cell>
          <table:table-cell office:value-type="string" office:value="にほんしゅ">
            <text:p>にほんしゅ</text:p>
          </table:table-cell>
          <table:table-cell office:value-type="string" office:value="Japanese rice wine">
            <text:p>Japanese rice w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珍しい日本酒が手に入りました。">
            <text:p>珍しい日本酒が手に入りました。</text:p>
          </table:table-cell>
          <table:table-cell office:value-type="string" office:value="めずらしい にほんしゅ が て に はいりました。">
            <text:p>めずらしい にほんしゅ が て に はいりました。</text:p>
          </table:table-cell>
          <table:table-cell office:value-type="string" office:value="I obtained some unusual sake.">
            <text:p>I obtained some unusual s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空">
            <text:p>青空</text:p>
          </table:table-cell>
          <table:table-cell office:value-type="string" office:value="あおぞら">
            <text:p>あおぞら</text:p>
          </table:table-cell>
          <table:table-cell office:value-type="string" office:value="blue sky">
            <text:p>blue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雲一つない青空ですね。">
            <text:p>雲一つない青空ですね。</text:p>
          </table:table-cell>
          <table:table-cell office:value-type="string" office:value="くも ひとつ ない あおぞら です ね。">
            <text:p>くも ひとつ ない あおぞら です ね。</text:p>
          </table:table-cell>
          <table:table-cell office:value-type="string" office:value="It is a cloudless blue sky.">
            <text:p>It is a cloudless blu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自然">
            <text:p>不自然</text:p>
          </table:table-cell>
          <table:table-cell office:value-type="string" office:value="ふしぜん">
            <text:p>ふしぜん</text:p>
          </table:table-cell>
          <table:table-cell office:value-type="string" office:value="unnatural, artificial">
            <text:p>unnatural, artifi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態度はどこか不自然だったな。">
            <text:p>彼の態度はどこか不自然だったな。</text:p>
          </table:table-cell>
          <table:table-cell office:value-type="string" office:value="かれ の たいど は どこ か ふしぜん だった な。">
            <text:p>かれ の たいど は どこ か ふしぜん だった な。</text:p>
          </table:table-cell>
          <table:table-cell office:value-type="string" office:value="His behavior was somewhat unnatural.">
            <text:p>His behavior was somewhat unnatur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晩">
            <text:p>昨晩</text:p>
          </table:table-cell>
          <table:table-cell office:value-type="string" office:value="さくばん">
            <text:p>さくばん</text:p>
          </table:table-cell>
          <table:table-cell office:value-type="string" office:value="last night, last evening (formal)">
            <text:p>last night, last evening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晩の雪がまだ庭に残っている。">
            <text:p>昨晩の雪がまだ庭に残っている。</text:p>
          </table:table-cell>
          <table:table-cell office:value-type="string" office:value="さくばん の ゆき が まだ にわ に のこって いる。">
            <text:p>さくばん の ゆき が まだ にわ に のこって いる。</text:p>
          </table:table-cell>
          <table:table-cell office:value-type="string" office:value="Last night's snow is still in the garden.">
            <text:p>Last night's snow is still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役所">
            <text:p>市役所</text:p>
          </table:table-cell>
          <table:table-cell office:value-type="string" office:value="しやくしょ">
            <text:p>しやくしょ</text:p>
          </table:table-cell>
          <table:table-cell office:value-type="string" office:value="municipal office, city hall">
            <text:p>municipal office, city h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役所で書類をもらってきたの。">
            <text:p>市役所で書類をもらってきたの。</text:p>
          </table:table-cell>
          <table:table-cell office:value-type="string" office:value="しやくしょ で しょるい を もらって きた の。">
            <text:p>しやくしょ で しょるい を もらって きた の。</text:p>
          </table:table-cell>
          <table:table-cell office:value-type="string" office:value="I got the documents at the city hall.">
            <text:p>I got the documents at the city h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ルーツ">
            <text:p>フルーツ</text:p>
          </table:table-cell>
          <table:table-cell office:value-type="string" office:value="フルーツ">
            <text:p>フルーツ</text:p>
          </table:table-cell>
          <table:table-cell office:value-type="string" office:value="fruit (loan word)">
            <text:p>fruit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いしそうなフルーツゼリーだね。">
            <text:p>おいしそうなフルーツゼリーだね。</text:p>
          </table:table-cell>
          <table:table-cell office:value-type="string" office:value="おいし そうな フルーツ ゼリー だ ね。">
            <text:p>おいし そうな フルーツ ゼリー だ ね。</text:p>
          </table:table-cell>
          <table:table-cell office:value-type="string" office:value="That fruit jelly looks delicious, doesn't it?">
            <text:p>That fruit jelly looks delicious, doesn't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々">
            <text:p>年々</text:p>
          </table:table-cell>
          <table:table-cell office:value-type="string" office:value="ねんねん">
            <text:p>ねんねん</text:p>
          </table:table-cell>
          <table:table-cell office:value-type="string" office:value="year by year">
            <text:p>year by yea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東京の人口は年々増えています。">
            <text:p>東京の人口は年々増えています。</text:p>
          </table:table-cell>
          <table:table-cell office:value-type="string" office:value="とうきょう の じんこう は ねんねん ふえて います。">
            <text:p>とうきょう の じんこう は ねんねん ふえて います。</text:p>
          </table:table-cell>
          <table:table-cell office:value-type="string" office:value="The population of Tokyo is increasing year by year.">
            <text:p>The population of Tokyo is increasing year b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方">
            <text:p>後方</text:p>
          </table:table-cell>
          <table:table-cell office:value-type="string" office:value="こうほう">
            <text:p>こうほう</text:p>
          </table:table-cell>
          <table:table-cell office:value-type="string" office:value="back, rear">
            <text:p>back, r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後方の座席に着いたの。">
            <text:p>彼は後方の座席に着いたの。</text:p>
          </table:table-cell>
          <table:table-cell office:value-type="string" office:value="かれ は こうほう の ざせき に ついた の。">
            <text:p>かれ は こうほう の ざせき に ついた の。</text:p>
          </table:table-cell>
          <table:table-cell office:value-type="string" office:value="He sat down on a rear seat.">
            <text:p>He sat down on a rear s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詫び">
            <text:p>お詫び</text:p>
          </table:table-cell>
          <table:table-cell office:value-type="string" office:value="おわび">
            <text:p>おわび</text:p>
          </table:table-cell>
          <table:table-cell office:value-type="string" office:value="apologize, apology">
            <text:p>apologize, apolog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誤解があったことをお詫びします。">
            <text:p>誤解があったことをお詫びします。</text:p>
          </table:table-cell>
          <table:table-cell office:value-type="string" office:value="ごかい が あった こと を おわび します。">
            <text:p>ごかい が あった こと を おわび します。</text:p>
          </table:table-cell>
          <table:table-cell office:value-type="string" office:value="I apologize for the misunderstanding.">
            <text:p>I apologize for the mis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根">
            <text:p>大根</text:p>
          </table:table-cell>
          <table:table-cell office:value-type="string" office:value="だいこん">
            <text:p>だいこん</text:p>
          </table:table-cell>
          <table:table-cell office:value-type="string" office:value="oriental radish">
            <text:p>oriental ra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根は白くて長い野菜です。">
            <text:p>大根は白くて長い野菜です。</text:p>
          </table:table-cell>
          <table:table-cell office:value-type="string" office:value="だいこん は しろくて ながい やさい です。">
            <text:p>だいこん は しろくて ながい やさい です。</text:p>
          </table:table-cell>
          <table:table-cell office:value-type="string" office:value="Daikon radish is a long, white vegetable.">
            <text:p>Daikon radish is a long, white vege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むく">
            <text:p>むく</text:p>
          </table:table-cell>
          <table:table-cell office:value-type="string" office:value="むく">
            <text:p>むく</text:p>
          </table:table-cell>
          <table:table-cell office:value-type="string" office:value="peel (something)">
            <text:p>peel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にんじんの皮をむきました。">
            <text:p>にんじんの皮をむきました。</text:p>
          </table:table-cell>
          <table:table-cell office:value-type="string" office:value="にんじん の かわ を むきました 。">
            <text:p>にんじん の かわ を むきました 。</text:p>
          </table:table-cell>
          <table:table-cell office:value-type="string" office:value="I peeled a carrot.">
            <text:p>I peeled a carr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年">
            <text:p>例年</text:p>
          </table:table-cell>
          <table:table-cell office:value-type="string" office:value="れいねん">
            <text:p>れいねん</text:p>
          </table:table-cell>
          <table:table-cell office:value-type="string" office:value="typical year, average year">
            <text:p>typical year, average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年8月は雨が少ないね。">
            <text:p>例年8月は雨が少ないね。</text:p>
          </table:table-cell>
          <table:table-cell office:value-type="string" office:value="れいねん 8 がつ は あめ が すくない ね。">
            <text:p>れいねん 8 がつ は あめ が すくない ね。</text:p>
          </table:table-cell>
          <table:table-cell office:value-type="string" office:value="Typically, there's little rain in August.">
            <text:p>Typically, there's little rain in Aug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締め切り">
            <text:p>締め切り</text:p>
          </table:table-cell>
          <table:table-cell office:value-type="string" office:value="しめきり">
            <text:p>しめきり</text:p>
          </table:table-cell>
          <table:table-cell office:value-type="string" office:value="deadline">
            <text:p>dead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込みの締め切りはいつですか。">
            <text:p>申し込みの締め切りはいつですか。</text:p>
          </table:table-cell>
          <table:table-cell office:value-type="string" office:value="もうしこみ の しめきり は いつ です か。">
            <text:p>もうしこみ の しめきり は いつ です か。</text:p>
          </table:table-cell>
          <table:table-cell office:value-type="string" office:value="When is the deadline for the application?">
            <text:p>When is the deadline for the applica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に">
            <text:p>正に</text:p>
          </table:table-cell>
          <table:table-cell office:value-type="string" office:value="まさに">
            <text:p>まさに</text:p>
          </table:table-cell>
          <table:table-cell office:value-type="string" office:value="just, surely">
            <text:p>just, su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正に英雄ね。">
            <text:p>彼は正に英雄ね。</text:p>
          </table:table-cell>
          <table:table-cell office:value-type="string" office:value="かれ は まさに えいゆう ね。">
            <text:p>かれ は まさに えいゆう ね。</text:p>
          </table:table-cell>
          <table:table-cell office:value-type="string" office:value="He's surely a hero.">
            <text:p>He's surely a h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蛇">
            <text:p>蛇</text:p>
          </table:table-cell>
          <table:table-cell office:value-type="string" office:value="へび">
            <text:p>へび</text:p>
          </table:table-cell>
          <table:table-cell office:value-type="string" office:value="snake">
            <text:p>sn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蛇がカエルを捕まえたの。">
            <text:p>蛇がカエルを捕まえたの。</text:p>
          </table:table-cell>
          <table:table-cell office:value-type="string" office:value="へび が カエル を つかまえた の。">
            <text:p>へび が カエル を つかまえた の。</text:p>
          </table:table-cell>
          <table:table-cell office:value-type="string" office:value="The snake captured a frog.">
            <text:p>The snake captured a fro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ッシュ">
            <text:p>ラッシュ</text:p>
          </table:table-cell>
          <table:table-cell office:value-type="string" office:value="ラッシュ">
            <text:p>ラッシュ</text:p>
          </table:table-cell>
          <table:table-cell office:value-type="string" office:value="rush, rush hour">
            <text:p>rush, rush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毎朝ラッシュの電車に乗っています。">
            <text:p>私は毎朝ラッシュの電車に乗っています。</text:p>
          </table:table-cell>
          <table:table-cell office:value-type="string" office:value="わたし は まいあさ ラッシュ の でんしゃ に のって います。">
            <text:p>わたし は まいあさ ラッシュ の でんしゃ に のって います。</text:p>
          </table:table-cell>
          <table:table-cell office:value-type="string" office:value="I take the train during rush hour every morning.">
            <text:p>I take the train during rush hour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げさ">
            <text:p>大げさ</text:p>
          </table:table-cell>
          <table:table-cell office:value-type="string" office:value="おおげさ">
            <text:p>おおげさ</text:p>
          </table:table-cell>
          <table:table-cell office:value-type="string" office:value="exaggerated">
            <text:p>exagger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は大げさだ。">
            <text:p>彼の話は大げさだ。</text:p>
          </table:table-cell>
          <table:table-cell office:value-type="string" office:value="かれ の はなし は おおげさ だ。">
            <text:p>かれ の はなし は おおげさ だ。</text:p>
          </table:table-cell>
          <table:table-cell office:value-type="string" office:value="His story is exaggerated.">
            <text:p>His story is exagg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理やり">
            <text:p>無理やり</text:p>
          </table:table-cell>
          <table:table-cell office:value-type="string" office:value="むりやり">
            <text:p>むりやり</text:p>
          </table:table-cell>
          <table:table-cell office:value-type="string" office:value="forcibly, against one's will">
            <text:p>forcibly, against one's wi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荷物を無理やりかばんに詰めたよ。">
            <text:p>荷物を無理やりかばんに詰めたよ。</text:p>
          </table:table-cell>
          <table:table-cell office:value-type="string" office:value="にもつ を むりやり かばん に つめた よ。">
            <text:p>にもつ を むりやり かばん に つめた よ。</text:p>
          </table:table-cell>
          <table:table-cell office:value-type="string" office:value="I forced my belongings into the bag.">
            <text:p>I forced my belongings into the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食">
            <text:p>外食</text:p>
          </table:table-cell>
          <table:table-cell office:value-type="string" office:value="がいしょく">
            <text:p>がいしょく</text:p>
          </table:table-cell>
          <table:table-cell office:value-type="string" office:value="eating out, dining out">
            <text:p>eating out, din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たまには外食しましょう。">
            <text:p>たまには外食しましょう。</text:p>
          </table:table-cell>
          <table:table-cell office:value-type="string" office:value="たまに は がいしょく しましょう。">
            <text:p>たまに は がいしょく しましょう。</text:p>
          </table:table-cell>
          <table:table-cell office:value-type="string" office:value="Let's dine out once in a while.">
            <text:p>Let's dine out once in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ャベツ">
            <text:p>キャベツ</text:p>
          </table:table-cell>
          <table:table-cell office:value-type="string" office:value="キャベツ">
            <text:p>キャベツ</text:p>
          </table:table-cell>
          <table:table-cell office:value-type="string" office:value="cabbage">
            <text:p>cabb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キャベツの千切りを添えたよ。">
            <text:p>キャベツの千切りを添えたよ。</text:p>
          </table:table-cell>
          <table:table-cell office:value-type="string" office:value="キャベツ の せんぎり を そえた よ。">
            <text:p>キャベツ の せんぎり を そえた よ。</text:p>
          </table:table-cell>
          <table:table-cell office:value-type="string" office:value="I garnished it with shredded cabbage.">
            <text:p>I garnished it with shredded cab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足">
            <text:p>手足</text:p>
          </table:table-cell>
          <table:table-cell office:value-type="string" office:value="てあし">
            <text:p>てあし</text:p>
          </table:table-cell>
          <table:table-cell office:value-type="string" office:value="hands and feet, limbs">
            <text:p>hands and feet, limb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手足が長い。">
            <text:p>あの人は手足が長い。</text:p>
          </table:table-cell>
          <table:table-cell office:value-type="string" office:value="あの ひと は てあし が ながい。">
            <text:p>あの ひと は てあし が ながい。</text:p>
          </table:table-cell>
          <table:table-cell office:value-type="string" office:value="That person has long arms and legs.">
            <text:p>That person has long arms and le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店">
            <text:p>閉店</text:p>
          </table:table-cell>
          <table:table-cell office:value-type="string" office:value="へいてん">
            <text:p>へいてん</text:p>
          </table:table-cell>
          <table:table-cell office:value-type="string" office:value="shop closing">
            <text:p>shop clo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店は8時に閉店します。">
            <text:p>この店は8時に閉店します。</text:p>
          </table:table-cell>
          <table:table-cell office:value-type="string" office:value="この みせ は 8 じ に へいてん します。">
            <text:p>この みせ は 8 じ に へいてん します。</text:p>
          </table:table-cell>
          <table:table-cell office:value-type="string" office:value="This shop closes at eight o'clock.">
            <text:p>This shop closes at eight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百貨店">
            <text:p>百貨店</text:p>
          </table:table-cell>
          <table:table-cell office:value-type="string" office:value="ひゃっかてん">
            <text:p>ひゃっかてん</text:p>
          </table:table-cell>
          <table:table-cell office:value-type="string" office:value="department store">
            <text:p>department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百貨店で買い物をしました。">
            <text:p>友達と百貨店で買い物をしました。</text:p>
          </table:table-cell>
          <table:table-cell office:value-type="string" office:value="ともだち と ひゃっかてん で かいもの を しました。">
            <text:p>ともだち と ひゃっかてん で かいもの を しました。</text:p>
          </table:table-cell>
          <table:table-cell office:value-type="string" office:value="I went shopping at the department store with my friend.">
            <text:p>I went shopping at the department store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ッキー">
            <text:p>クッキー</text:p>
          </table:table-cell>
          <table:table-cell office:value-type="string" office:value="クッキー">
            <text:p>クッキー</text:p>
          </table:table-cell>
          <table:table-cell office:value-type="string" office:value="cookie">
            <text:p>cooki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ッキーと紅茶をいただきました。">
            <text:p>クッキーと紅茶をいただきました。</text:p>
          </table:table-cell>
          <table:table-cell office:value-type="string" office:value="クッキー と こうちゃ を いただきました。">
            <text:p>クッキー と こうちゃ を いただきました。</text:p>
          </table:table-cell>
          <table:table-cell office:value-type="string" office:value="I had cookies and tea.">
            <text:p>I had cookies and t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椅子">
            <text:p>車椅子</text:p>
          </table:table-cell>
          <table:table-cell office:value-type="string" office:value="くるまいす">
            <text:p>くるまいす</text:p>
          </table:table-cell>
          <table:table-cell office:value-type="string" office:value="wheelchair">
            <text:p>wheelch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車椅子に乗っています。">
            <text:p>彼女は車椅子に乗っています。</text:p>
          </table:table-cell>
          <table:table-cell office:value-type="string" office:value="かのじょ は くるまいす に のって います。">
            <text:p>かのじょ は くるまいす に のって います。</text:p>
          </table:table-cell>
          <table:table-cell office:value-type="string" office:value="She uses a wheelchair.">
            <text:p>She uses a wheelc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雨">
            <text:p>大雨</text:p>
          </table:table-cell>
          <table:table-cell office:value-type="string" office:value="おおあめ">
            <text:p>おおあめ</text:p>
          </table:table-cell>
          <table:table-cell office:value-type="string" office:value="heavy rain">
            <text:p>heavy 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で大雨になったの。">
            <text:p>台風で大雨になったの。</text:p>
          </table:table-cell>
          <table:table-cell office:value-type="string" office:value="たいふう で おおあめ に なった の。">
            <text:p>たいふう で おおあめ に なった の。</text:p>
          </table:table-cell>
          <table:table-cell office:value-type="string" office:value="We had heavy rain because of the typhoon.">
            <text:p>We had heavy rain because of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鳩">
            <text:p>鳩</text:p>
          </table:table-cell>
          <table:table-cell office:value-type="string" office:value="はと">
            <text:p>はと</text:p>
          </table:table-cell>
          <table:table-cell office:value-type="string" office:value="pigeon, dove">
            <text:p>pigeon, d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鳩にえさをやったの。">
            <text:p>公園の鳩にえさをやったの。</text:p>
          </table:table-cell>
          <table:table-cell office:value-type="string" office:value="こうえん の はと に えさ を やった の。">
            <text:p>こうえん の はと に えさ を やった の。</text:p>
          </table:table-cell>
          <table:table-cell office:value-type="string" office:value="I fed the pigeons in the park.">
            <text:p>I fed the pigeons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級">
            <text:p>中級</text:p>
          </table:table-cell>
          <table:table-cell office:value-type="string" office:value="ちゅうきゅう">
            <text:p>ちゅうきゅう</text:p>
          </table:table-cell>
          <table:table-cell office:value-type="string" office:value="middle-class, intermediate">
            <text:p>middle-class, intermedi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中級レベルの日本語を習っています。">
            <text:p>彼は中級レベルの日本語を習っています。</text:p>
          </table:table-cell>
          <table:table-cell office:value-type="string" office:value="かれ は ちゅうきゅう レベル の にほん ご を ならって います。">
            <text:p>かれ は ちゅうきゅう レベル の にほん ご を ならって います。</text:p>
          </table:table-cell>
          <table:table-cell office:value-type="string" office:value="He's learning intermediate-level Japanese.">
            <text:p>He's learning intermediate-level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にぎり">
            <text:p>おにぎり</text:p>
          </table:table-cell>
          <table:table-cell office:value-type="string" office:value="おにぎり">
            <text:p>おにぎり</text:p>
          </table:table-cell>
          <table:table-cell office:value-type="string" office:value="rice ball">
            <text:p>rice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食におにぎりを食べました。">
            <text:p>昼食におにぎりを食べました。</text:p>
          </table:table-cell>
          <table:table-cell office:value-type="string" office:value="ちゅうしょく に おにぎり を たべました。">
            <text:p>ちゅうしょく に おにぎり を たべました。</text:p>
          </table:table-cell>
          <table:table-cell office:value-type="string" office:value="I ate rice balls for lunch.">
            <text:p>I ate rice balls fo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ょっとしたら">
            <text:p>ひょっとしたら</text:p>
          </table:table-cell>
          <table:table-cell office:value-type="string" office:value="ひょっとしたら">
            <text:p>ひょっとしたら</text:p>
          </table:table-cell>
          <table:table-cell office:value-type="string" office:value="perhaps">
            <text:p>perhap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ひょっとしたら彼はそのことを知らないのかもしれない。">
            <text:p>ひょっとしたら彼はそのことを知らないのかもしれない。</text:p>
          </table:table-cell>
          <table:table-cell office:value-type="string" office:value="ひょっと したら かれ は その こと を しらない の かも しれない。">
            <text:p>ひょっと したら かれ は その こと を しらない の かも しれない。</text:p>
          </table:table-cell>
          <table:table-cell office:value-type="string" office:value="Perhaps he might not know that.">
            <text:p>Perhaps he might not know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ぐるぐる">
            <text:p>ぐるぐる</text:p>
          </table:table-cell>
          <table:table-cell office:value-type="string" office:value="ぐるぐる">
            <text:p>ぐるぐる</text:p>
          </table:table-cell>
          <table:table-cell office:value-type="string" office:value="spinning round and round of things">
            <text:p>spinning round and round of thing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犬が自分のしっぽを追いかけてぐるぐる回っている。">
            <text:p>犬が自分のしっぽを追いかけてぐるぐる回っている。</text:p>
          </table:table-cell>
          <table:table-cell office:value-type="string" office:value="いぬ が じぶん の しっぽ を おいかけて ぐるぐる まわって いる。">
            <text:p>いぬ が じぶん の しっぽ を おいかけて ぐるぐる まわって いる。</text:p>
          </table:table-cell>
          <table:table-cell office:value-type="string" office:value="The dog is running round and round chasing its tail.">
            <text:p>The dog is running round and round chasing its t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食">
            <text:p>和食</text:p>
          </table:table-cell>
          <table:table-cell office:value-type="string" office:value="わしょく">
            <text:p>わしょく</text:p>
          </table:table-cell>
          <table:table-cell office:value-type="string" office:value="Japanese-style food">
            <text:p>Japanese-style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和食が好きです。">
            <text:p>私は和食が好きです。</text:p>
          </table:table-cell>
          <table:table-cell office:value-type="string" office:value="わたし は わしょく が すき です。">
            <text:p>わたし は わしょく が すき です。</text:p>
          </table:table-cell>
          <table:table-cell office:value-type="string" office:value="I like Japanese food.">
            <text:p>I like Japanese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く">
            <text:p>どく</text:p>
          </table:table-cell>
          <table:table-cell office:value-type="string" office:value="どく">
            <text:p>どく</text:p>
          </table:table-cell>
          <table:table-cell office:value-type="string" office:value="get out of the way, step aside">
            <text:p>get out of the way, step asi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こをどいてください。">
            <text:p>そこをどいてください。</text:p>
          </table:table-cell>
          <table:table-cell office:value-type="string" office:value="そこ を どいて ください。">
            <text:p>そこ を どいて ください。</text:p>
          </table:table-cell>
          <table:table-cell office:value-type="string" office:value="Please get out of the way there.">
            <text:p>Please get out of the way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エスト">
            <text:p>ウエスト</text:p>
          </table:table-cell>
          <table:table-cell office:value-type="string" office:value="ウエスト">
            <text:p>ウエスト</text:p>
          </table:table-cell>
          <table:table-cell office:value-type="string" office:value="waist">
            <text:p>wa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ウエストが太くなったな。">
            <text:p>最近ウエストが太くなったな。</text:p>
          </table:table-cell>
          <table:table-cell office:value-type="string" office:value="さいきん ウエスト が ふとく なった な。">
            <text:p>さいきん ウエスト が ふとく なった な。</text:p>
          </table:table-cell>
          <table:table-cell office:value-type="string" office:value="My waist has gotten bigger lately.">
            <text:p>My waist has gotten bigger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忘年会">
            <text:p>忘年会</text:p>
          </table:table-cell>
          <table:table-cell office:value-type="string" office:value="ぼうねんかい">
            <text:p>ぼうねんかい</text:p>
          </table:table-cell>
          <table:table-cell office:value-type="string" office:value="year-end party">
            <text:p>year-end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会社の忘年会があります。">
            <text:p>明日は会社の忘年会があります。</text:p>
          </table:table-cell>
          <table:table-cell office:value-type="string" office:value="あした は かいしゃ の ぼうねん かい が あります。">
            <text:p>あした は かいしゃ の ぼうねん かい が あります。</text:p>
          </table:table-cell>
          <table:table-cell office:value-type="string" office:value="The company will have a year-end party tomorrow.">
            <text:p>The company will have a year-end part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丁">
            <text:p>包丁</text:p>
          </table:table-cell>
          <table:table-cell office:value-type="string" office:value="ほうちょう">
            <text:p>ほうちょう</text:p>
          </table:table-cell>
          <table:table-cell office:value-type="string" office:value="kitchen knife">
            <text:p>kitchen kn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包丁で指を切った。">
            <text:p>包丁で指を切った。</text:p>
          </table:table-cell>
          <table:table-cell office:value-type="string" office:value="ほうちょう で ゆび を きった。">
            <text:p>ほうちょう で ゆび を きった。</text:p>
          </table:table-cell>
          <table:table-cell office:value-type="string" office:value="I cut my finger with a kitchen knife.">
            <text:p>I cut my finger with a kitchen kn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ゴールデンウィーク">
            <text:p>ゴールデンウィーク</text:p>
          </table:table-cell>
          <table:table-cell office:value-type="string" office:value="ゴールデンウィーク">
            <text:p>ゴールデンウィーク</text:p>
          </table:table-cell>
          <table:table-cell office:value-type="string" office:value="golden week">
            <text:p>golden wee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ゴールデンウィークに海外旅行をします。">
            <text:p>ゴールデンウィークに海外旅行をします。</text:p>
          </table:table-cell>
          <table:table-cell office:value-type="string" office:value="ゴールデンウィーク に かいがい りょこう を します。">
            <text:p>ゴールデンウィーク に かいがい りょこう を します。</text:p>
          </table:table-cell>
          <table:table-cell office:value-type="string" office:value="I will travel abroad during Golden Week.">
            <text:p>I will travel abroad during Golden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ューズ">
            <text:p>シューズ</text:p>
          </table:table-cell>
          <table:table-cell office:value-type="string" office:value="シューズ">
            <text:p>シューズ</text:p>
          </table:table-cell>
          <table:table-cell office:value-type="string" office:value="shoes (loan word)">
            <text:p>shoes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ジョギング用のシューズは安くないな。">
            <text:p>ジョギング用のシューズは安くないな。</text:p>
          </table:table-cell>
          <table:table-cell office:value-type="string" office:value="ジョギング よう の シューズ は やすくない な。">
            <text:p>ジョギング よう の シューズ は やすくない な。</text:p>
          </table:table-cell>
          <table:table-cell office:value-type="string" office:value="Jogging shoes are not cheap.">
            <text:p>Jogging shoes are not che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成年">
            <text:p>未成年</text:p>
          </table:table-cell>
          <table:table-cell office:value-type="string" office:value="みせいねん">
            <text:p>みせいねん</text:p>
          </table:table-cell>
          <table:table-cell office:value-type="string" office:value="minor, underage">
            <text:p>minor, und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未成年はお酒を飲めません。">
            <text:p>未成年はお酒を飲めません。</text:p>
          </table:table-cell>
          <table:table-cell office:value-type="string" office:value="みせいねん は おさけ を のめません。">
            <text:p>みせいねん は おさけ を のめません。</text:p>
          </table:table-cell>
          <table:table-cell office:value-type="string" office:value="Minors can't drink alcohol.">
            <text:p>Minors can't drink alcoh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甥">
            <text:p>甥</text:p>
          </table:table-cell>
          <table:table-cell office:value-type="string" office:value="おい">
            <text:p>おい</text:p>
          </table:table-cell>
          <table:table-cell office:value-type="string" office:value="nephew">
            <text:p>nephe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甥は3才です。">
            <text:p>私の甥は3才です。</text:p>
          </table:table-cell>
          <table:table-cell office:value-type="string" office:value="わたし の おい は 3 さい です。">
            <text:p>わたし の おい は 3 さい です。</text:p>
          </table:table-cell>
          <table:table-cell office:value-type="string" office:value="My nephew is 3 years old.">
            <text:p>My nephew is 3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葉っぱ">
            <text:p>葉っぱ</text:p>
          </table:table-cell>
          <table:table-cell office:value-type="string" office:value="はっぱ">
            <text:p>はっぱ</text:p>
          </table:table-cell>
          <table:table-cell office:value-type="string" office:value="leaf (colloquial)">
            <text:p>leaf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みじの葉っぱが赤くなりましたね。">
            <text:p>もみじの葉っぱが赤くなりましたね。</text:p>
          </table:table-cell>
          <table:table-cell office:value-type="string" office:value="もみじ の はっぱ が あかく なりました ね。">
            <text:p>もみじ の はっぱ が あかく なりました ね。</text:p>
          </table:table-cell>
          <table:table-cell office:value-type="string" office:value="The maple leaves have turned red.">
            <text:p>The maple leaves have turned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り直す">
            <text:p>やり直す</text:p>
          </table:table-cell>
          <table:table-cell office:value-type="string" office:value="やりなおす">
            <text:p>やりなおす</text:p>
          </table:table-cell>
          <table:table-cell office:value-type="string" office:value="do over again">
            <text:p>do over a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いでやり直します。">
            <text:p>急いでやり直します。</text:p>
          </table:table-cell>
          <table:table-cell office:value-type="string" office:value="いそいで やりなおします。">
            <text:p>いそいで やりなおします。</text:p>
          </table:table-cell>
          <table:table-cell office:value-type="string" office:value="I'll do it over immediately.">
            <text:p>I'll do it over immedi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晦日">
            <text:p>大晦日</text:p>
          </table:table-cell>
          <table:table-cell office:value-type="string" office:value="おおみそか">
            <text:p>おおみそか</text:p>
          </table:table-cell>
          <table:table-cell office:value-type="string" office:value="new year's eve">
            <text:p>new year's e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は、大晦日にそばを食べます。">
            <text:p>日本では、大晦日にそばを食べます。</text:p>
          </table:table-cell>
          <table:table-cell office:value-type="string" office:value="にっぽん で は、おおみそか に そば を たべます。">
            <text:p>にっぽん で は、おおみそか に そば を たべます。</text:p>
          </table:table-cell>
          <table:table-cell office:value-type="string" office:value="In Japan we eat buckwheat noodles on New Year's Eve.">
            <text:p>In Japan we eat buckwheat noodles on New Year's E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ングラス">
            <text:p>サングラス</text:p>
          </table:table-cell>
          <table:table-cell office:value-type="string" office:value="サングラス">
            <text:p>サングラス</text:p>
          </table:table-cell>
          <table:table-cell office:value-type="string" office:value="sunglasses">
            <text:p>sunglass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サングラスが似合うね。">
            <text:p>彼はサングラスが似合うね。</text:p>
          </table:table-cell>
          <table:table-cell office:value-type="string" office:value="かれ は サングラス が にあう ね。">
            <text:p>かれ は サングラス が にあう ね。</text:p>
          </table:table-cell>
          <table:table-cell office:value-type="string" office:value="Sunglasses suit him.">
            <text:p>Sunglasses suit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人">
            <text:p>病人</text:p>
          </table:table-cell>
          <table:table-cell office:value-type="string" office:value="びょうにん">
            <text:p>びょうにん</text:p>
          </table:table-cell>
          <table:table-cell office:value-type="string" office:value="sick person">
            <text:p>sick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人が出たので電車が少し止まったんだ。">
            <text:p>病人が出たので電車が少し止まったんだ。</text:p>
          </table:table-cell>
          <table:table-cell office:value-type="string" office:value="びょうにん が でた ので でんしゃ が すこし とまった ん だ。">
            <text:p>びょうにん が でた ので でんしゃ が すこし とまった ん だ。</text:p>
          </table:table-cell>
          <table:table-cell office:value-type="string" office:value="The train stopped for a while because there was a sick person.">
            <text:p>The train stopped for a while because there was a sick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顔色">
            <text:p>顔色</text:p>
          </table:table-cell>
          <table:table-cell office:value-type="string" office:value="かおいろ">
            <text:p>かおいろ</text:p>
          </table:table-cell>
          <table:table-cell office:value-type="string" office:value="complexion, facial expression">
            <text:p>complexion, facial ex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顔色がよくありませんね。">
            <text:p>顔色がよくありませんね。</text:p>
          </table:table-cell>
          <table:table-cell office:value-type="string" office:value="かおいろ が よく ありません ね。">
            <text:p>かおいろ が よく ありません ね。</text:p>
          </table:table-cell>
          <table:table-cell office:value-type="string" office:value="You look pale.">
            <text:p>You look p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色">
            <text:p>金色</text:p>
          </table:table-cell>
          <table:table-cell office:value-type="string" office:value="きんいろ">
            <text:p>きんいろ</text:p>
          </table:table-cell>
          <table:table-cell office:value-type="string" office:value="golden color">
            <text:p>golden col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寺の屋根は金色ですね。">
            <text:p>あの寺の屋根は金色ですね。</text:p>
          </table:table-cell>
          <table:table-cell office:value-type="string" office:value="あの てら の やね は きん いろ です ね。">
            <text:p>あの てら の やね は きん いろ です ね。</text:p>
          </table:table-cell>
          <table:table-cell office:value-type="string" office:value="The roof of that temple is golden.">
            <text:p>The roof of that temple is gol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らむ">
            <text:p>にらむ</text:p>
          </table:table-cell>
          <table:table-cell office:value-type="string" office:value="にらむ">
            <text:p>にらむ</text:p>
          </table:table-cell>
          <table:table-cell office:value-type="string" office:value="glare, stare">
            <text:p>glare, sta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私をにらんだの。">
            <text:p>彼女は私をにらんだの。</text:p>
          </table:table-cell>
          <table:table-cell office:value-type="string" office:value="かのじょ は わたし を にらんだ の 。">
            <text:p>かのじょ は わたし を にらんだ の 。</text:p>
          </table:table-cell>
          <table:table-cell office:value-type="string" office:value="She glared at me.">
            <text:p>She glared a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かまる">
            <text:p>つかまる</text:p>
          </table:table-cell>
          <table:table-cell office:value-type="string" office:value="つかまる">
            <text:p>つかまる</text:p>
          </table:table-cell>
          <table:table-cell office:value-type="string" office:value="hold on to (something)">
            <text:p>hold on to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しっかりとつかまっていてください。">
            <text:p>しっかりとつかまっていてください。</text:p>
          </table:table-cell>
          <table:table-cell office:value-type="string" office:value="しっかり と つかまって いて ください。">
            <text:p>しっかり と つかまって いて ください。</text:p>
          </table:table-cell>
          <table:table-cell office:value-type="string" office:value="Hold on tight.">
            <text:p>Hold on t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首">
            <text:p>足首</text:p>
          </table:table-cell>
          <table:table-cell office:value-type="string" office:value="あしくび">
            <text:p>あしくび</text:p>
          </table:table-cell>
          <table:table-cell office:value-type="string" office:value="ankle">
            <text:p>ank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足首を痛めています。">
            <text:p>彼は足首を痛めています。</text:p>
          </table:table-cell>
          <table:table-cell office:value-type="string" office:value="かれ は あしくび を いためて います。">
            <text:p>かれ は あしくび を いためて います。</text:p>
          </table:table-cell>
          <table:table-cell office:value-type="string" office:value="He's hurt his ankle.">
            <text:p>He's hurt his ank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らかる">
            <text:p>散らかる</text:p>
          </table:table-cell>
          <table:table-cell office:value-type="string" office:value="ちらかる">
            <text:p>ちらかる</text:p>
          </table:table-cell>
          <table:table-cell office:value-type="string" office:value="be in a mess, lie scattered">
            <text:p>be in a mess, lie scatt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の部屋はいつも散らかっているんだ。">
            <text:p>弟の部屋はいつも散らかっているんだ。</text:p>
          </table:table-cell>
          <table:table-cell office:value-type="string" office:value="おとうと の へや は いつも ちらかって いる ん だ。">
            <text:p>おとうと の へや は いつも ちらかって いる ん だ。</text:p>
          </table:table-cell>
          <table:table-cell office:value-type="string" office:value="My little brother's room is always messy.">
            <text:p>My little brother's room is always mes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et nervous">
            <text:p>get nervou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前だと上がってしまう。">
            <text:p>彼は人前だと上がってしまう。</text:p>
          </table:table-cell>
          <table:table-cell office:value-type="string" office:value="かれ は ひとまえ だ と あがって しまう。">
            <text:p>かれ は ひとまえ だ と あがって しまう。</text:p>
          </table:table-cell>
          <table:table-cell office:value-type="string" office:value="He gets nervous in front of other people.">
            <text:p>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et nervous">
            <text:p>get nervou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前だと上がってしまう。">
            <text:p>彼は人前だと上がってしまう。</text:p>
          </table:table-cell>
          <table:table-cell office:value-type="string" office:value="かれ は ひとまえ だ と あがって しまう。">
            <text:p>かれ は ひとまえ だ と あがって しまう。</text:p>
          </table:table-cell>
          <table:table-cell office:value-type="string" office:value="He gets nervous in front of other people.">
            <text:p>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